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f4090" officeooo:paragraph-rsid="000f4090"/>
    </style:style>
    <style:style style:name="P2" style:family="paragraph" style:parent-style-name="Heading_20_1">
      <style:paragraph-properties fo:margin-left="0cm" fo:margin-right="0cm" fo:text-indent="0cm" style:auto-text-indent="false" fo:padding-left="0cm" fo:padding-right="0cm" fo:padding-top="0cm" fo:padding-bottom="0.049cm" fo:border-left="none" fo:border-right="none" fo:border-top="none" fo:border-bottom="0.06pt solid #ffffff"/>
      <style:text-properties fo:font-size="18pt" style:font-size-asian="18pt" style:font-size-complex="18pt"/>
    </style:style>
    <style:style style:name="P3" style:family="paragraph" style:parent-style-name="Text_20_body">
      <style:paragraph-properties fo:margin-left="0cm" fo:margin-right="0cm" fo:margin-top="0cm" fo:margin-bottom="0.423cm" style:contextual-spacing="false" fo:text-indent="0cm" style:auto-text-indent="false"/>
    </style:style>
    <style:style style:name="T1" style:family="text">
      <style:text-properties officeooo:rsid="000f40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D</text:span>ocumento: Fases del Desarrollo de Software en las que se Genera y Adapta un Diagrama de Clases</text:h>
      <text:p text:style-name="P3"><text:span text:style-name="Strong_20_Emphasis">Introducción</text:span></text:p>
      <text:p text:style-name="P3">El diagrama de clases es una representación gráfica de las clases, interfaces y relaciones que componen un sistema. Es una herramienta fundamental en la ingeniería de software para visualizar la estructura de un sistema y planificar su desarrollo. Este documento describe las fases del desarrollo de software en las que se genera y adapta un diagrama de clases, siguiendo el modelo de desarrollo de software tradicional.</text:p>
      <text:p text:style-name="P3"><text:span text:style-name="Strong_20_Emphasis">1. Fase de Análisis de Requisitos</text:span></text:p>
      <text:p text:style-name="P3">Durante la fase de análisis de requisitos, el diagrama de clases comienza a tomar forma a medida que se identifican los requisitos funcionales y no funcionales del sistema. Aunque en esta etapa el diagrama de clases es preliminar y puede carecer de detalles, ayuda a visualizar las principales entidades del sistema y sus posibles interacciones. Este es el momento para identificar las clases candidatas que representarán conceptos o entidades del dominio del problema.</text:p>
      <text:p text:style-name="P3"><text:span text:style-name="Strong_20_Emphasis">2. Fase de Diseño</text:span></text:p>
      <text:p text:style-name="P3">Es en la fase de diseño donde el diagrama de clases se desarrolla y refina significativamente. Durante esta etapa, se definen con mayor precisión las clases, sus atributos, métodos y las relaciones entre ellas, como la herencia, la asociación, la agregación y la composición. El diseño detallado del diagrama de clases en esta fase facilita la implementación eficiente del código y la realización de cambios de diseño antes de la codificación, lo que resulta en ahorros significativos de tiempo y recursos.</text:p>
      <text:p text:style-name="P3"><text:span text:style-name="Strong_20_Emphasis">3. Fase de Implementación</text:span></text:p>
      <text:p text:style-name="P3">Aunque el diagrama de clases se crea y se detalla principalmente en la fase de diseño, durante la implementación puede requerirse su adaptación. A medida que se escribe el código, pueden surgir nuevas necesidades o restricciones que no se habían considerado anteriormente, lo que puede llevar a ajustes en el diagrama de clases para reflejar mejor la estructura del sistema en desarrollo.</text:p>
      <text:p text:style-name="P3"><text:span text:style-name="Strong_20_Emphasis">4. Fase de Mantenimiento</text:span></text:p>
      <text:p text:style-name="P3">Durante la fase de mantenimiento, el diagrama de clases sigue siendo una herramienta valiosa. Cualquier modificación, corrección de errores o adición de nuevas funcionalidades al sistema puede requerir actualizaciones en el diagrama de clases para asegurar que la documentación del sistema refleje su estado actual. Mantener el diagrama de clases actualizado facilita la comprensión del sistema para el mantenimiento futuro y la incorporación de nuevos desarrolladores al proyecto.</text:p>
      <text:p text:style-name="P3"><text:span text:style-name="Strong_20_Emphasis">Conclusión</text:span></text:p>
      <text:p text:style-name="P3"><text:soft-page-break/>El diagrama de clases es una herramienta esencial en múltiples fases del desarrollo de software. Se genera inicialmente en la fase de análisis de requisitos, se desarrolla y detalla durante la fase de diseño, puede adaptarse en la fase de implementación y se actualiza durante la fase de mantenimiento. Su uso efectivo contribuye a la claridad del diseño del sistema, la eficiencia en el desarrollo y la facilidad de mantenimiento.</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f4090" officeooo:paragraph-rsid="000f409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umno: Ángel García Pérez <text:s/>1º <text:s/>DAW<text:tab/><text:tab/>I.E.S. Ntra. Sra de los Remedio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4T11:13:53.063000000</meta:creation-date>
    <dc:date>2024-03-04T11:23:24.702000000</dc:date>
    <meta:editing-duration>PT3M51S</meta:editing-duration>
    <meta:editing-cycles>3</meta:editing-cycles>
    <meta:generator>LibreOffice/7.6.2.1$Windows_X86_64 LibreOffice_project/56f7684011345957bbf33a7ee678afaf4d2ba333</meta:generator>
    <meta:document-statistic meta:table-count="0" meta:image-count="0" meta:object-count="0" meta:page-count="2" meta:paragraph-count="14" meta:word-count="469" meta:character-count="2980" meta:non-whitespace-character-count="2522"/>
  </office:meta>
</office:document-meta>
</file>